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97ca"/>
    </style:style>
    <style:style style:name="T1" style:family="text">
      <style:text-properties officeooo:rsid="001197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Nam: Xem chi tiết sản phẩm, <text:s/>Tìm kiếm sản phẩm, đăng kí nhận thông tin</text:p>
      <text:p text:style-name="Standard"><text:tab/>Thành: Xem danh sách sản phẩm theo danh mục, quản lí danh mục, </text:p>
      <text:p text:style-name="Standard"><text:tab/>Tân: Đơn hàng, quản lí đơn hàng</text:p>
      <text:p text:style-name="P1"><text:tab/>Việt: Phân quyền, quản lí sản phẩm,</text:p>
      <text:p text:style-name="P1"><text:tab/>Vương: Đăng nhập , đăng ký, thông tin người dùng(mật khẩu<text:span text:style-name="T1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10:30:53.891032187</meta:creation-date>
    <dc:date>2021-10-03T10:40:09.747332765</dc:date>
    <meta:editing-duration>PT9M16S</meta:editing-duration>
    <meta:editing-cycles>1</meta:editing-cycles>
    <meta:document-statistic meta:table-count="0" meta:image-count="0" meta:object-count="0" meta:page-count="1" meta:paragraph-count="5" meta:word-count="53" meta:character-count="262" meta:non-whitespace-character-count="207"/>
    <meta:generator>LibreOffice/6.4.7.2$Linux_X86_64 LibreOffice_project/40$Build-2</meta:generator>
  </office:meta>
</office:document-meta>
</file>